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language="ru" fo:country="RU"/>
    </style:style>
    <style:style style:name="P4" style:family="paragraph" style:parent-style-name="Standard">
      <style:text-properties fo:language="ru" fo:country="RU" fo:font-style="italic" style:font-style-asian="italic" style:font-style-complex="italic"/>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language="en" fo:country="US" fo:font-style="italic" style:font-style-asian="italic" style:font-style-complex="italic"/>
    </style:style>
    <style:style style:name="P7" style:family="paragraph" style:parent-style-name="Standard">
      <style:text-properties fo:language="ru" fo:country="RU" fo:font-style="italic" style:font-style-asian="italic" style:font-style-complex="italic"/>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ru" fo:country="RU" fo:font-style="italic" style:font-style-asian="italic" style:font-style-complex="italic"/>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Пример процесса игры от лица рандомного юзера.</text:p>
      <text:p text:style-name="Standard"/>
      <text:p text:style-name="Standard"><text:s text:c="2"/>Захожу по ссылке на <text:span text:style-name="T1">игровой </text:span>сайт, передо мной появляется главное окно игры "DarkSwordsClone". </text:p>
      <text:p text:style-name="Standard">В главном окне есть две кнопки:"зарегистрироваться" и "играть". У меня нет аккаунта в этой игре и я выбираю нажать кнопку "зарегистрироваться". </text:p>
      <text:p text:style-name="Standard">Открывается новая панель которая называется "Окно регистрации и создания персонажа", на которой расположены текстовые панели с просьбой придумать и ввести логин, пароль <text:span text:style-name="T1">и никнейм</text:span>, и две иконки где меня просят выбрать расу и класс. Введя придуманные логин и пароль, <text:s/>выбирая класс и расу, <text:s/>я щелкаю на кнопку "<text:span text:style-name="T1">Г</text:span>отово", расположенную под иконками, но ничего не происходит - она заблокирована.</text:p>
      <text:p text:style-name="P5">//<text:span text:style-name="T1">осуществить запоминание ника, логина и пароля введенных в текстовые панели, то есть занесение их и хранение в базе данных.</text:span></text:p>
      <text:p text:style-name="P4">//блокировать кнопку «Готово» до тех пор пока не произойдет занесение в базу даннных ника, логина, пароля, расы и класса создаваемого персонажа — всех необходимых пунктов при которых сработает условие разблокирования кнопки. Кнопка «Готово» осуществит занесение и запоминание в базу обозначенных данных — таким образом создается сущность - персонаж-герой .(?)</text:p>
      <text:p text:style-name="Standard">Значит, изначальный выбор расы и класса <text:span text:style-name="T1">для создания нового аккаунта и персонажа </text:span>обязатель<text:span text:style-name="T1">ны</text:span>. Жму на иконку выбора расы и передо мной выскакивает панелька с иконками той или иной расы и их описания (всплывающ<text:span text:style-name="T1">ие</text:span> при наведении на иконку курсора), а так же выбор желаемого пола. Нажимаю на иконку с названием "человек" и отмечаю <text:span text:style-name="T1">галочкой</text:span>, что пол женский, жму кнопку "<text:span text:style-name="T1">Г</text:span>отово" которая тоже есть здесь <text:span text:style-name="T1">(как и кнопка с названием «Назад» которая возвращает на предыдущую панель) </text:span>и это действие закрывает панель выбора расы, сохранив при этом выбранные мной опции и возвращает в "Окно регистрации и создания персонажа" - <text:s/>но кнопка "Готово" все еще недоступна.Я нажимаю на иконку </text:p>
      <text:p text:style-name="Standard">выбора "Класса" и передо мной появляется панель на которой изображены иконки доступных классов, а так же при наведении на них курсора появляется описание и параметры. Выбираю "Воин" и нажимаю кнопку "<text:span text:style-name="T1">Г</text:span>отово<text:span text:style-name="T1">"(рядом тоже есть кнопка «Назад» на случай если я захочу вернуться исправить сначала Расу).</text:span> Панель, сохранив данные, закрывается, возвращая в "Окно регистрации и создания персонажа". Теперь кнопка <text:span text:style-name="T1">"Готово",</text:span> расположенная под логином, паролем, пунктом предлагающим запомнить логин и пароль и выборами расы и класса доступна. Я отмечаю "сохранить логин и пароль" и нажимаю кнопку "Готово".</text:p>
      <text:p text:style-name="Standard">Ведется соединение с сервером, загрузка локаций, персонажей, вещей и т.п.</text:p>
      <text:p text:style-name="P4">(Вариант когда есть аккаунт: я нажимаю кнопку «Играть», появляется панель где в текстовых панелях я ввожу логин и пароль/ где уже отображены логин и пароль благодаря установленной ранее галочке «запомнить пароль и логин». Кликаю «Далее»: Передо мной открывается панель на которой отображены несколько кнопок, таких как : «Новая игра», «Сохраненная игра», «Выход». Если я передумаю играть, то нажму выход и выйду из игры. Если нажимаю кнопку с названием <text:s/>«Сохраненная игра» то начинаю игру с того места где я ее закончил и сохранил. Если я выберу кнопку «Новая игра» то она откроет для меня "Окно регистрации и создания персонажа" где я смогу создать нового персонажа и начать играть заново. )</text:p>
      <text:p text:style-name="P1"><text:span text:style-name="T2">Теперь я в игре</text:span><text:span text:style-name="T1">.</text:span></text:p>
      <text:p text:style-name="Standard">Передо мной <text:span text:style-name="T1">автоматически после регистрации и создания персонажа, </text:span>открывается игровое окно. </text:p>
      <text:p text:style-name="P5">//<text:span text:style-name="T1">срабатывание кнопки «Готово» помимо запоминания и занесения нового персонажа в базу данных, вызывает панель на которой изображено игровое окно.</text:span></text:p>
      <text:p text:style-name="Standard">Справа я вижу свой аватар с указанным ником, уровнем и параметрами силы и маны.</text:p>
      <text:p text:style-name="Standard">Слева есть мини-карта, под ней небольшой навигационный уголок в виде четырех кнопок:"вверх", "вниз", "вправо", "влево", а так же заблокированная кнопка "Войти" и кнопка "Инвентарь".<text:span text:style-name="T1">А так же панель на которой будут отображаться различные вещи и предметы с </text:span><text:soft-page-break/><text:span text:style-name="T1">их описанием.</text:span></text:p>
      <text:p text:style-name="Standard">На карте отображена небольшая локация на которой нарисована клетка, в клетке - фигура звездочки <text:span text:style-name="T1">-</text:span> это <text:span text:style-name="T1">мой персонаж</text:span>. </text:p>
      <text:p text:style-name="P4">//Загружается на панель из базы данных карта, размещенных на ней персонажей, вещей и дверей. А так же метка отмечающая героя и весь его путь по карте.</text:p>
      <text:p text:style-name="Standard"><text:span text:style-name="T1">Больше на карте ничего нет. </text:span>От той клетки на которой я нахожусь есть два "ответвления" вверх и влево. Я выбираю движение вправо и нажимаю кнопку навигации на которой написано "вправо": кроме кнопки "вверх" две другие заблокированны.</text:p>
      <text:p text:style-name="P5">//<text:span text:style-name="T1">Блокировать кнопки с теми направлениями клеток которые не прописанные в базе данных.</text:span></text:p>
      <text:p text:style-name="Standard">Передо мной нарисовалась еще одна клетка ведущая вправо, я нажимаю кнопку "вправо" и передвигаюсь на один пункт <text:span text:style-name="T1">вправо</text:span>. Передвинувшись, обнаруживаю, что от той клетки в которой нахожусь я в данный момент <text:span text:style-name="T1">снова </text:span>два ответвления: вверх и влево, и доступны <text:span text:style-name="T1">только </text:span>кнопки навигации <text:s/>с такими же названиями. Кликаю на кнопку "вправо", передвигаюсь еще на <text:span text:style-name="T1">одну </text:span>клетку и передо мной новая открывается клетка, <text:s/>я <text:span text:style-name="T1">передвигаюсь</text:span> на нее. Но вот на панели под картой появляется иконка дом<text:span text:style-name="T1">ика</text:span> и <text:s/>сообщение <text:span text:style-name="T1">о том, что я </text:span><text:s/>набрела на магазин оружия.Возле кнопок с передвижениями я нахожу ставшую доступной кнопку "войти" и нажимаю на нее.</text:p>
      <text:p text:style-name="P5">//<text:span text:style-name="T1">условием разблокировки кнопки «Войти» <text:s/>будет вхождение непосредственно на ту клетку в которой находится нечто с дверью.</text:span></text:p>
      <text:p text:style-name="Standard">Передо мной выскакивает панель с двумя расчерченными на клетки блоками.Первый, слева - блок принадлежащий торговцу: <text:span text:style-name="T1">там же </text:span>есть его иконка, <text:span text:style-name="T1">информация про его </text:span>уровень и класс, так же рядом есть указание сколько у него золота. А в <text:span text:style-name="T1">клетках его блока</text:span> расположены иконки <text:span text:style-name="T1">обозначающие вещи</text:span> которые есть на продажу.</text:p>
      <text:p text:style-name="P5">//<text:span text:style-name="T1">при вхождении в магазин база данных загружает персонажа-торговца с его критериями, а так же инвентарем в его магазине. При торговле заносится в базу данных пополнение реквизита этого торговца или изъятие из его инвентаря какой-тот вещи при ее покупке героем. Торговцы — персонажи индивидуальные. Все что меняется в инвентаре торговца — заносится и запоминается в базе данных.</text:span></text:p>
      <text:p text:style-name="Standard">Если навести на них <text:span text:style-name="T1">кур</text:span>сор можно узнать о цене, прочности и уровневом наборе этой вещи. Над блоком так же есть выпадающий скролл-лист, <text:span text:style-name="T1">список </text:span>под названием "Всё предметы" который разбит на типы товаров <text:span text:style-name="T1">такие как: </text:span>"оружие" "доспехи" "бижутерия" и тому подобное. В моем блоке, похожем <text:span text:style-name="T1">внешне </text:span>на блок торговца, нет пока никаких вещей, а вещи которые на мне для продажи недоступны.У меня указанно, что золота у меня 10 монет.Я выхожу из магазина<text:span text:style-name="T1">, </text:span>закрыв выскочившую <text:span text:style-name="T1">"магазинную" </text:span>панель по крестику и нажимаю на кнопку "Инвентарь" у себя в окне навигации. Выскакивает панель разбитая на две части: </text:p>
      <text:p text:style-name="Standard">на одной части блок с вещами которые на мне <text:span text:style-name="T1">и называется «Обмундирование»</text:span>, вторая часть - расчерченная клетками, как в магазине, но <text:span text:style-name="T1">там </text:span>ничего нет, <text:span text:style-name="T1">называется «Личный инвентарь»</text:span>. Я кликаю на иконку с рубашкой, а потом на рандомную клетку справа в другом блоке и она перемещается туда.<text:span text:style-name="T4"> </text:span><text:span text:style-name="T3">(Вариант «перетаскиваю» с одной клетки/блока в другую/другой).</text:span> Моя рубашка стоит две монеты, этого достаточно чтобы купить <text:span text:style-name="T1">самый простой и недорогой </text:span>кинжал за 12 монет <text:s/>в <text:span text:style-name="T1">этом </text:span>магазине.</text:p>
      <text:p text:style-name="P5">//<text:span text:style-name="T1">то же самое происходит и с инвентарем героя. Единственное что меня беспокоит — это перегрузка базы данных при слишком частом обмене, торговле и прочих манипуляций с личным инвентарем на протяжении игры.</text:span></text:p>
      <text:p text:style-name="Standard"><text:s/>Я снова возвращаюсь в магазин с помощью кнопки "Войти", выбираю <text:span text:style-name="T1">в своем блоке </text:span>свою рубашку и нажимаю на кнопку под блоками <text:span text:style-name="T1">- </text:span>"Продать".Рядом с ней есть так <text:span text:style-name="T1">ж</text:span>е кнопка под названием "Купить" и "Выбросить". Рубашка продается за 2 монеты, теперь мне начислилось 2 монеты к моим 10, а рубашка исчезает из моего инвентаря, <text:span text:style-name="T1">перейдя в блок торговца</text:span>. Я выбираю в блоке торговца свой кинжал, нажимаю на кнопку "Продать". Деньги списываются <text:span text:style-name="T1">на счет торговца, теперь у меня 0 монет</text:span>, а у меня в инвентаре появляется кинжал. Выхожу из магазина, нажимаю на "Инвентарь". Нажимаю на кинжал из правого блока, а затем на один из <text:span text:style-name="T1">своих </text:span>блоков <text:span text:style-name="T1">в «Обмундировании» </text:span>подписанных <text:s/><text:span text:style-name="T1">как </text:span>"Оружие" —<text:span text:style-name="T1"> таким образом</text:span> <text:soft-page-break/><text:span text:style-name="T1">переношу</text:span> на это место <text:span text:style-name="T1">свой новый кинжал</text:span>. Рубашки на мне нет, зато есть кинжал.</text:p>
      <text:p text:style-name="Standard">Я продолжаю передвигаться по карте <text:span text:style-name="T1">открывая и изучая локацию, изредка мне попадаются отряды вроде «Крыса» или «Пес», которых я могу видеть в отдельной панели для отрядов. </text:span><text:s/><text:span text:style-name="T1">Н</text:span>а одной из клеток на меня нападает разбойник 1 уровня с таким же ножом как у меня.</text:p>
      <text:p text:style-name="P6">//<text:span text:style-name="T1">Задействование агрессивных мобов: их статус автоматически дает команду ИИ нападать на героя при вхождении в его локацию Во время боя нельзя убежать. Следовательно, нужно будет грамотно их создать: дать им соответствующий уровень и умения чтобы смерть героя не являлась явлением повсеместным.</text:span></text:p>
      <text:p text:style-name="Standard"><text:span text:style-name="T1">Происходит </text:span>обмен ударами </text:p>
      <text:p text:style-name="P5">//<text:span text:style-name="T1">скиллы и высота умения моба против скиллов <text:s/>и умений персонажа.</text:span></text:p>
      <text:p text:style-name="Standard">в ходе которого я убиваю своего противника, оставшись с <text:span text:style-name="T1">небольшим количеством жизни которая постепенно восстанавливается</text:span>. </text:p>
      <text:p text:style-name="P5">//<text:span text:style-name="T1">к примеру, 5 поинтов каждые 5 секунд, но за каждый поднятый уровень либо больше поинтов либо быстрее по времени регенерация.</text:span></text:p>
      <text:p text:style-name="Standard">Панель под картой показывает мне череп.Я дважды кликаю на этот череп и "забираю" вещи поверженного, среди которых: доспех, два корня имбиря, меч 20-го уровня и тряпка, которую я не смогла поднять, потому что мой инвентарь перегружен. Этого хватит на то, чтобы продать и купить себе снаряжение, <text:span text:style-name="T1">а так же надо поискать магазин восстанавливающими зельями</text:span>. </text:p>
      <text:p text:style-name="P5">//<text:span text:style-name="T1">при превышении вместимости инвентаря лишняя вещь не заносится в него, о чем будет выскакивать сообщение. Если вещь добавляется в инвентарь, но вместимость инвентаря = 123 из 123-х — вещь не добавляется в инвентарь.</text:span></text:p>
      <text:p text:style-name="Standard">Позвращаюсь в магазин...</text:p>
      <text:p text:style-name="P3">На меня нападает разбойник 1-го уровня и убивает меня. Автоматически я возрождаюсь в той клетке с которой начал свое путешествие. Моего инвентаря со мной нет кроме того, что на мне уже было надето. Мне нужно поспешить на место моего убийства чтобы снять с трупа вещи пока это не сделал кто-то другой. Карта которую мне уже довелось открыть до своей смерти видна для меня и сейчас.</text:p>
      <text:p text:style-name="P4">//в базу данных заносится всякая клетка которую уже «открыл» персонаж. Если он хотя бы раз «ступил» на нее — она отмечается как «постоянно видимая», то есть отображается постоянно.</text:p>
      <text:p text:style-name="P3">Я продвигаюсь по карте к клетке на которой есть обозначение моего трупа. Кликаю на труп дважды правой кнопкой мыши и «забираю» инвентарь себе.</text:p>
      <text:p text:style-name="P3"><text:s/></text:p>
      <text:p text:style-name="P3">Я иду обратно в магазин и по пути на одной из клеток стоял отряд «Крыса». Двойным щелчком мыши я кликаю на иконку отряда и происходит обмен ударами в следствие чего крыса побеждена. Я забираю инвентарь крысы как обычно. Убийство крысы первого уровня обычно приносит 10 опыта. Если до повышения моего уровня мне надо 30 пунктов, то мне надо убить трех крыс. Когда третья крыса оказывается убитой мой уровень вырастает до 2 уровня, и вместе с ним повышается моя сила и мана.</text:p>
      <text:p text:style-name="P4">//для повышения уровня нужно нажать кнопку «параметры» при которой выскочит панель с умениями и «разбросать» очки по параметрам - «жизнь» или «мана».</text:p>
      <text:p text:style-name="P3">Я собираюсь закончить играть, но хочу вернуться позднее на то место и уровень на котором остановилась. Я нажимаю на <text:s/>кнопку «Опции» в навигационной панели, после чего открывается панель где есть кнопка: «сохранить текущую игру выйти» я нажимаю на нее, игра сохраняется и игровое окно закрывается. </text:p>
      <text:p text:style-name="P4">//в базу данных запишется апдейт который был последним и таким образом сохранит игру по нажатию кнопки «сохранить текущую игру выйти».</text:p>
      <text:p text:style-name="P3"/>
      <text:p text:style-name="P3"/>
      <text:p text:style-name="P3">//заново переработать внешний вид игрового окн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45M54S</meta:editing-duration>
    <meta:editing-cycles>15</meta:editing-cycles>
    <meta:generator>OpenOffice/4.1.2$Win32 OpenOffice.org_project/412m3$Build-9782</meta:generator>
    <dc:date>2018-02-22T19:45:53.92</dc:date>
    <meta:document-statistic meta:table-count="0" meta:image-count="0" meta:object-count="0" meta:page-count="3" meta:paragraph-count="45" meta:word-count="1705" meta:character-count="11112"/>
    <meta:user-defined meta:name="Info 1"/>
    <meta:user-defined meta:name="Info 2"/>
    <meta:user-defined meta:name="Info 3"/>
    <meta:user-defined meta:name="Info 4"/>
  </office:meta>
</office:document-meta>
</file>